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8"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5fc7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7"><text:span text:style-name="T5">Partido Socialista Obrero Español</text:span>, con domicilio en PSOE FEDERAL, Dirección Calle Ferraz, Nº 68-70 - 28008 Madrid</text:p>
      <text:p text:style-name="P7"/>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8">Firmado</text:p>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6:52:19.455221072</dc:date>
    <meta:editing-duration>PT50M6S</meta:editing-duration>
    <meta:editing-cycles>6</meta:editing-cycles>
    <meta:generator>LibreOffice/6.1.2.1$Linux_X86_64 LibreOffice_project/65905a128db06ba48db947242809d14d3f9a93fe</meta:generator>
    <meta:document-statistic meta:table-count="0" meta:image-count="0" meta:object-count="0" meta:page-count="1" meta:paragraph-count="18" meta:word-count="454" meta:character-count="2897" meta:non-whitespace-character-count="2458"/>
  </office:meta>
</office:document-meta>
</file>